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1.3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'Arial Nova'" style:font-family-generic="swiss" style:font-pitch="variable"/>
    </style:style>
    <style:style style:name="P2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1.306cm" svg:x="1.4cm" svg:y="2.8cm" presentation:class="title" presentation:user-transformed="true">
          <draw:text-box>
            <text:p>TwitterBåt<text:line-break/><text:span text:style-name="T1">2018</text:span><text:span text:style-name="T1"><text:line-break/></text:span><text:span text:style-name="T1">Ulti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11.306cm" svg:x="1.4cm" svg:y="2.8cm" presentation:class="title" presentation:user-transformed="true">
          <draw:text-box>
            <text:p>TwitterBåt<text:line-break/>2018<text:line-break/><text:span text:style-name="T1">Ulti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11.306cm" svg:x="1.4cm" svg:y="2.8cm" presentation:class="title" presentation:user-transformed="true">
          <draw:text-box>
            <text:p>TwitterBåt<text:line-break/>2018<text:line-break/>Ultim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09:18:39.72</meta:creation-date>
    <meta:editing-duration>PT3M33S</meta:editing-duration>
    <meta:editing-cycles>2</meta:editing-cycles>
    <dc:date>2018-05-29T09:22:00.52</dc:date>
    <meta:document-statistic meta:object-count="30"/>
    <meta:generator>OpenOffice/4.1.5$Win32 OpenOffice.org_project/415m1$Build-9789</meta:generator>
  </office:meta>
</office:document-meta>
</file>